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3.3465in" style:use-optimal-column-width="false"/>
    </style:style>
    <style:style style:name="TableColumn3" style:family="table-column">
      <style:table-column-properties style:column-width="3.3465in" style:use-optimal-column-width="false"/>
    </style:style>
    <style:style style:name="Table1" style:family="table" style:master-page-name="MP0">
      <style:table-properties style:width="6.693in" fo:margin-left="0in" table:align="left"/>
    </style:style>
    <style:style style:name="TableRow4" style:family="table-row">
      <style:table-row-properties style:use-optimal-row-height="false"/>
    </style:style>
    <style:style style:name="TableCell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 style:parent-style-name="TableContents" style:family="paragraph">
      <style:paragraph-properties fo:break-before="page"/>
    </style:style>
    <style:style style:name="TableCell7" style:family="table-cell">
      <style:table-cell-properties fo:border="0.0034in solid #000000" style:writing-mode="lr-tb" fo:padding-top="0.0381in" fo:padding-left="0.0381in" fo:padding-bottom="0.0381in" fo:padding-right="0.0381in"/>
    </style:style>
    <style:style style:name="TableRow8" style:family="table-row">
      <style:table-row-properties style:use-optimal-row-height="false"/>
    </style:style>
    <style:style style:name="TableCell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 style:family="table-row">
      <style:table-row-properties style:use-optimal-row-height="false"/>
    </style:style>
    <style:style style:name="TableCell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Nom</text:p>
          </table:table-cell>
          <table:table-cell table:style-name="TableCell7">
            <text:p text:style-name="TableContents">magnan</text:p>
          </table:table-cell>
        </table:table-row>
        <table:table-row table:style-name="TableRow8">
          <table:table-cell table:style-name="TableCell9">
            <text:p text:style-name="TableContents">Prénom</text:p>
          </table:table-cell>
          <table:table-cell table:style-name="TableCell10">
            <text:p text:style-name="TableContents">hugo</text:p>
          </table:table-cell>
        </table:table-row>
        <table:table-row table:style-name="TableRow11">
          <table:table-cell table:style-name="TableCell12">
            <text:p text:style-name="TableContents">Login de l’administrateur wordpress</text:p>
          </table:table-cell>
          <table:table-cell table:style-name="TableCell13">
            <text:p text:style-name="TableContents">hugo</text:p>
          </table:table-cell>
        </table:table-row>
        <table:table-row table:style-name="TableRow14">
          <table:table-cell table:style-name="TableCell15">
            <text:p text:style-name="TableContents">Mot de passe de l’administrateur wordpress<text:span text:style-name="Appelnotedebasdep."><text:note text:note-class="footnote" text:id="_ftn0"><text:note-citation>1</text:note-citation><text:note-body><text:p text:style-name="Footnote">Ne mettez pas un mot de passe personnel !</text:p></text:note-body></text:note></text:span></text:p>
          </table:table-cell>
          <table:table-cell table:style-name="TableCell16">
            <text:p text:style-name="Normal">hugoEvalDecembre</text:p>
            <text:p text:style-name="TableContents"/>
          </table:table-cell>
        </table:table-row>
      </table:table>
      <text:p text:style-name="Standard">Lien :<text:s/>https://hmagnan.lpmiaw.univ-lr.fr/evalDecembre/wordpress/</text:p>
      <text:p text:style-name="Standard"/>
      <text:p text:style-name="Standard">Remarques sur la journée :</text:p>
      <text:p text:style-name="Standard"/>
      <text:p text:style-name="Standard">Je pense m’être très bien débrouillé avec le niveau de WordPress que j’ai, je ne m’y connais pas beaucoup et les seules connaissances que j’ai avec WordPress sont les tps voire les moitiés de TP car je n’avais pas tout le temps de les finir. Le peut que j’ai réussi a implémenter a l’air de fonctionner (cela fonctionne mieux dans la version mobile), une des chose qui m’a énormément bloqué c’est que nous somme partis de nos maquette que l’on a intégré mais la mienne est pas finis donc tout est un peu cassé au niveau du style même si j’ai eu le temps de faire quelque modifications mais cela reste très bancale de travailler un WordPress sur une maquette comme celle-ci.<text:s/>D’ailleurs je devais faire un one page horizontal mais comme je ne sais pas faire sur WordPress je suis<text:s/>parti<text:s/>sur un multipage. Je n’ais pas eu le temps de faire<text:s/>des pages spécifiques<text:s/>pour pouvoir mieux les afficher. Je n’ai<text:s/>pas<text:s/>fait<text:s/>les CPT car je ne<text:s/>l’ait<text:s/>pas vu<text:s/>en TP,<text:s/>la page blog est la page produit.</text:p>
      <text:p text:style-name="Standard"/>
      <text:p text:style-name="Normal">Consignes personnelles : (recopier les consignes demandées)<text:s/></text:p>
      <text:p text:style-name="Normal"><text:line-break/>La partie Une Boulangerie Traditionnelle est issue d’une page. Les différents types de pains avec les<text:s/>prix sont issus d’un CPT.</text:p>
      <text:p text:style-name="Normal"><text:line-break/></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colas Trugeon</meta:initial-creator>
    <dc:creator>Hugo Magnan</dc:creator>
    <meta:creation-date>2016-12-07T09:15:00Z</meta:creation-date>
    <dc:date>2022-12-16T14:32:00Z</dc:date>
    <meta:template xlink:href="Normal.dotm" xlink:type="simple"/>
    <meta:editing-cycles>12</meta:editing-cycles>
    <meta:editing-duration>PT6420S</meta:editing-duration>
    <meta:document-statistic meta:page-count="1" meta:paragraph-count="2" meta:word-count="215" meta:character-count="1396" meta:row-count="9" meta:non-whitespace-character-count="1183"/>
  </office:meta>
</office:document-meta>
</file>